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bcedb" officeooo:paragraph-rsid="000bcedb" style:font-size-asian="18pt" style:font-weight-asian="bold" style:font-size-complex="18pt" style:font-weight-complex="bold"/>
    </style:style>
    <style:style style:name="P2" style:family="paragraph" style:parent-style-name="Text_20_body">
      <style:text-properties officeooo:rsid="000c7450" officeooo:paragraph-rsid="000c7450"/>
    </style:style>
    <style:style style:name="P3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965e2" style:font-name-asian="Nimbus Mono L" style:font-size-asian="11pt" style:font-name-complex="Liberation Mono" style:font-size-complex="11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4a39f3"/>
    </style:style>
    <style:style style:name="T3" style:family="text">
      <style:text-properties officeooo:rsid="0041ba14"/>
    </style:style>
    <style:style style:name="T4" style:family="text">
      <style:text-properties officeooo:rsid="002010ac"/>
    </style:style>
    <style:style style:name="T5" style:family="text">
      <style:text-properties officeooo:rsid="00176fc5"/>
    </style:style>
    <style:style style:name="T6" style:family="text">
      <style:text-properties officeooo:rsid="002f346d"/>
    </style:style>
    <style:style style:name="T7" style:family="text">
      <style:text-properties officeooo:rsid="000c745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otnotes</text:p>
      <text:p text:style-name="P3"/>
      <text:p text:style-name="P3"/>
      <text:p text:style-name="Text_20_body"><text:span text:style-name="T7">1. </text:span>Grojas are Graphical Representations of Jungian Archetypes. <text:span text:style-name="T2">Borrowing from the ideas of painters such as Piet Mondrian and Wassily Kandinsky, they make Carl Jung’s ideas about personality palpable. In other words, Grojas use rectangular shapes of opposing </text:span>primary colors <text:span text:style-name="T3">to depict personal preferences, giving viewers insight into the personalities of others, and ultimately themselves</text:span>. <text:s/>For more information <text:span text:style-name="T4">about all this</text:span>, <text:span text:style-name="T3">see the Cheers Quotes pages at en.wikiquote.org/wiki/Cheers,</text:span> SeeOurMinds.com<text:span text:style-name="T5">, the Wikipedia, </text:span>Groja.com, or <text:span text:style-name="T6">your favorite search engine.</text:span></text:p>
      <text:p text:style-name="P2">2. I was 19 and number 4 in the lottery when Nixon ended the draft in 197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01:47:01.801747270</dc:date>
    <meta:editing-duration>PT4M2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95" meta:character-count="647" meta:non-whitespace-character-count="554"/>
  </office:meta>
</office:document-meta>
</file>